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">
      <style:text-properties officeooo:rsid="00193573" officeooo:paragraph-rsid="00193573"/>
    </style:style>
    <style:style style:name="P2" style:family="paragraph" style:parent-style-name="Text_20_body">
      <style:text-properties officeooo:rsid="00193573" officeooo:paragraph-rsid="00193573"/>
    </style:style>
    <style:style style:name="P3" style:family="paragraph" style:parent-style-name="Text_20_body" style:list-style-name="L1">
      <style:text-properties officeooo:rsid="00193573" officeooo:paragraph-rsid="00193573"/>
    </style:style>
    <style:style style:name="P4" style:family="paragraph" style:parent-style-name="Text_20_body">
      <style:text-properties officeooo:rsid="00193573" officeooo:paragraph-rsid="0019bf99"/>
    </style:style>
    <style:style style:name="P5" style:family="paragraph" style:parent-style-name="Text_20_body" style:list-style-name="L2">
      <style:text-properties officeooo:rsid="0019bf99" officeooo:paragraph-rsid="0019bf99"/>
    </style:style>
    <style:style style:name="P6" style:family="paragraph" style:parent-style-name="Title">
      <style:text-properties officeooo:rsid="00193573" officeooo:paragraph-rsid="00193573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573" officeooo:paragraph-rsid="00193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3573" officeooo:paragraph-rsid="00193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93573"/>
    </style:style>
    <style:style style:name="T2" style:family="text">
      <style:text-properties officeooo:rsid="0019bf99"/>
    </style:style>
    <style:style style:name="T3" style:family="text">
      <style:text-properties fo:font-style="italic" officeooo:rsid="0019bf99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9bf99" style:font-style-asian="italic" style:font-weight-asian="normal" style:font-style-complex="italic" style:font-weight-complex="normal"/>
    </style:style>
    <style:style style:name="T6" style:family="text">
      <style:text-properties fo:font-style="normal" officeooo:rsid="0019bf99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9bf99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MPLEMENTAÇÃO DE UMA UNIDADE LÓGICA E ARITMÉTICA COM PORTAS LÓGICAS BÁSIC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enrique Layber Coutinho e Renan Moreira Gomes,</text:p>
      <text:p text:style-name="P2">alunos de Ciência da Computação – UFES, </text:p>
      <text:p text:style-name="P2">Universidade Federal do Espirito Santo.</text:p>
      <text:p text:style-name="Heading"><text:soft-page-break/>Unidade Lógica Aritimética (Arithmetic Logic Unit - ALU)</text:p>
      <text:p text:style-name="Text_20_body"><text:tab/><text:span text:style-name="T1">Uma unidade lógica aritmética (ULA ou ALU) é um elemento cetral em uma CPU. Ela executa operações lógicas e aritméticas diversas em dados de entrada. Neste relatório, iremos explicar passo a passo como projetar uma ULA que opere sobre dados de 8 bits.</text:span></text:p>
      <text:p text:style-name="P1">Especificação</text:p>
      <text:p text:style-name="P2"><text:tab/>Nossa ULA irá conter as seguintes operações em cima das entradas A e B de 8 bits:</text:p>
      <text:list xml:id="list1717876060" text:style-name="L1">
        <text:list-item>
          <text:p text:style-name="P3">ADD soma (A + B)</text:p>
        </text:list-item>
        <text:list-item>
          <text:p text:style-name="P3">SUB subtração (A – B)</text:p>
        </text:list-item>
        <text:list-item>
          <text:p text:style-name="P3">XOR bit a bit (A XOR B)</text:p>
        </text:list-item>
        <text:list-item>
          <text:p text:style-name="P3">OR bit a bit (A OR B)</text:p>
        </text:list-item>
        <text:list-item>
          <text:p text:style-name="P3">AND bit a bit (A AND B)</text:p>
        </text:list-item>
        <text:list-item>
          <text:p text:style-name="P3">SHL Shift left ( A &lt;&lt; 1, desloca todos os bits de A para a esquerda, multiplicando o número por 2)</text:p>
        </text:list-item>
        <text:list-item>
          <text:p text:style-name="P3">SHR Shift right ( A &gt;&gt; 1, desloca todos os bits de A para a direita, dividindo o número por 2)</text:p>
        </text:list-item>
      </text:list>
      <text:p text:style-name="P2"><text:tab/>Além dos operandos A e B de 8 bits, nossa ALU irá conter uma entrada OP de 3 bits que indica a operação a ser relaizada com os operando. A ALU irá seguir a seguinte tabela para a operação OP:</text:p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8">Valor de OP</text:p>
          </table:table-cell>
          <table:table-cell table:style-name="Table1.B1" office:value-type="string">
            <text:p text:style-name="P7">Saída</text:p>
          </table:table-cell>
        </table:table-row>
        <table:table-row>
          <table:table-cell table:style-name="Table1.A2" office:value-type="string">
            <text:p text:style-name="P8">000</text:p>
          </table:table-cell>
          <table:table-cell table:style-name="Table1.B2" office:value-type="string">
            <text:p text:style-name="P7">ADD Soma (A + B)</text:p>
          </table:table-cell>
        </table:table-row>
        <table:table-row>
          <table:table-cell table:style-name="Table1.A2" office:value-type="string">
            <text:p text:style-name="P8">001</text:p>
          </table:table-cell>
          <table:table-cell table:style-name="Table1.B2" office:value-type="string">
            <text:p text:style-name="P7">SUB subtração (A - B)</text:p>
          </table:table-cell>
        </table:table-row>
        <table:table-row>
          <table:table-cell table:style-name="Table1.A2" office:value-type="string">
            <text:p text:style-name="P8">010</text:p>
          </table:table-cell>
          <table:table-cell table:style-name="Table1.B2" office:value-type="string">
            <text:p text:style-name="P7">XOR bit a bit (A XOR B)</text:p>
          </table:table-cell>
        </table:table-row>
        <table:table-row>
          <table:table-cell table:style-name="Table1.A2" office:value-type="string">
            <text:p text:style-name="P8">011</text:p>
          </table:table-cell>
          <table:table-cell table:style-name="Table1.B2" office:value-type="string">
            <text:p text:style-name="P7">OR bit a bit (A OR B)</text:p>
          </table:table-cell>
        </table:table-row>
        <table:table-row>
          <table:table-cell table:style-name="Table1.A2" office:value-type="string">
            <text:p text:style-name="P8">100</text:p>
          </table:table-cell>
          <table:table-cell table:style-name="Table1.B2" office:value-type="string">
            <text:p text:style-name="P7">AND bit a bit (A AND B)</text:p>
          </table:table-cell>
        </table:table-row>
        <table:table-row>
          <table:table-cell table:style-name="Table1.A2" office:value-type="string">
            <text:p text:style-name="P8">101</text:p>
          </table:table-cell>
          <table:table-cell table:style-name="Table1.B2" office:value-type="string">
            <text:p text:style-name="P7">SHL Shift left (A &lt;&lt; 1)</text:p>
          </table:table-cell>
        </table:table-row>
        <table:table-row>
          <table:table-cell table:style-name="Table1.A2" office:value-type="string">
            <text:p text:style-name="P8">110</text:p>
          </table:table-cell>
          <table:table-cell table:style-name="Table1.B2" office:value-type="string">
            <text:p text:style-name="P7">SHR Shift right (A &gt;&gt; 1)</text:p>
          </table:table-cell>
        </table:table-row>
        <table:table-row>
          <table:table-cell table:style-name="Table1.A2" office:value-type="string">
            <text:p text:style-name="P8">111</text:p>
          </table:table-cell>
          <table:table-cell table:style-name="Table1.B2" office:value-type="string">
            <text:p text:style-name="P7">Não usada</text:p>
          </table:table-cell>
        </table:table-row>
      </table:table>
      <text:p text:style-name="P4"><text:tab/></text:p>
      <text:p text:style-name="P4"><text:span text:style-name="T2"><text:tab/>Nossa ALU também terá um </text:span><text:span text:style-name="T3">carry </text:span><text:span text:style-name="T6">de entrada (Cin), cujo funcionamento permitirá depois concatenar duas ALUs de 8 bits para formar uma ALU de 16 bits.</text:span></text:p>
      <text:p text:style-name="P4"><text:span text:style-name="T6"><text:tab/>Além de uma saida </text:span><text:span text:style-name="T5">s</text:span><text:span text:style-name="T8"> de 8 bits com o resultando da operação, nossa ALU terá:</text:span></text:p>
      <text:list xml:id="list2140513312" text:style-name="L2">
        <text:list-item>
          <text:p text:style-name="P5"><text:span text:style-name="T7">uma saida </text:span><text:span text:style-name="T4">c</text:span><text:span text:style-name="T7"> indicando </text:span><text:span text:style-name="T4">carry</text:span><text:span text:style-name="T7"> (1 em c indica que houve </text:span><text:span text:style-name="T4">carry</text:span><text:span text:style-name="T7">)(no caso de SUB indica </text:span><text:span text:style-name="T4">borrow, </text:span><text:span text:style-name="T7">no caso da operação SHL, o carry recebe o bit mais significativosendo deslocado; no caso de SHR, recebe o bit menos significativo),</text:span></text:p>
        </text:list-item>
        <text:list-item>
          <text:p text:style-name="P5"><text:span text:style-name="T7">uma saida </text:span><text:span text:style-name="T4">z</text:span><text:span text:style-name="T7"> que indica se todos os bits da saída são iguais a 0 (1 em </text:span><text:span text:style-name="T4">z</text:span><text:span text:style-name="T7"> indica que todos os bits da saida </text:span><text:span text:style-name="T4">s</text:span><text:span text:style-name="T7"> são 0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30:48.858541959</meta:creation-date>
    <dc:date>2018-09-14T09:55:58.585059157</dc:date>
    <meta:editing-duration>PT2M18S</meta:editing-duration>
    <meta:editing-cycles>1</meta:editing-cycles>
    <meta:document-statistic meta:table-count="1" meta:image-count="0" meta:object-count="0" meta:page-count="2" meta:paragraph-count="39" meta:word-count="385" meta:character-count="1862" meta:non-whitespace-character-count="1515"/>
    <meta:generator>LibreOffice/6.0.2.1$Linux_X86_64 LibreOffice_project/f7f06a8f319e4b62f9bc5095aa112a65d2f3ac89</meta:generator>
  </office:meta>
</office:document-meta>
</file>